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3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  <table:table-cell/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  <table:table-cell/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  <table:table-cell/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  <table:table-cell/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>
            <text:p>Leer Atributos de calidad</text:p>
          </table:table-cell>
          <table:table-cell office:value-type="date" office:date-value="2012-05-12">
            <text:p>12/05/12</text:p>
          </table:table-cell>
          <table:table-cell office:value-type="time" office:time-value="PT00H45M00S">
            <text:p>00:45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office:value-type="string">
            <text:p>Analizar atributos de calidad</text:p>
          </table:table-cell>
          <table:table-cell office:value-type="date" office:date-value="2012-05-13">
            <text:p>13/05/12</text:p>
          </table:table-cell>
          <table:table-cell office:value-type="time" office:time-value="PT00H40M00S">
            <text:p>00:4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Analizar arquitectura Message-bus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 office:value-type="string">
            <text:p>Preparar presentacion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en Who needs an architect</text:p>
          </table:table-cell>
          <table:table-cell office:value-type="date" office:date-value="2012-05-20">
            <text:p>20/05/12</text:p>
          </table:table-cell>
          <table:table-cell table:number-columns-repeated="2" office:value-type="time" office:time-value="PT00H40M00S">
            <text:p>00:40:00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Diseño jaque ajedrez</text:p>
          </table:table-cell>
          <table:table-cell office:value-type="date" office:date-value="2012-05-27">
            <text:p>27/05/12</text:p>
          </table:table-cell>
          <table:table-cell office:value-type="time" office:time-value="PT01H30M00S">
            <text:p>01:30:00</text:p>
          </table:table-cell>
          <table:table-cell office:value-type="time" office:time-value="PT01H50M00S">
            <text:p>01:50: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office:value-type="string">
            <text:p>Diseño batalla naval</text:p>
          </table:table-cell>
          <table:table-cell office:value-type="date" office:date-value="2012-06-03">
            <text:p>03/06/12</text:p>
          </table:table-cell>
          <table:table-cell office:value-type="time" office:time-value="PT01H00M00S">
            <text:p>01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 office:value-type="string">
            <text:p>Resumen Integracion Continua</text:p>
          </table:table-cell>
          <table:table-cell office:value-type="date" office:date-value="2012-06-03">
            <text:p>03/06/12</text:p>
          </table:table-cell>
          <table:table-cell office:value-type="time" office:time-value="PT01H00M00S">
            <text:p>01:00:00</text:p>
          </table:table-cell>
          <table:table-cell office:value-type="time" office:time-value="PT00H50M00S">
            <text:p>00:5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 table:style-name="ce2" office:value-type="string">
            <text:p>Resumen "Análisis-Estimación-y-Planificación-Ágil"  </text:p>
          </table:table-cell>
          <table:table-cell office:value-type="date" office:date-value="2012-06-20">
            <text:p>20/06/12</text:p>
          </table:table-cell>
          <table:table-cell office:value-type="time" office:time-value="PT01H40M00S">
            <text:p>01:40:00</text:p>
          </table:table-cell>
          <table:table-cell office:value-type="time" office:time-value="PT01H10M00S">
            <text:p>01:10:00</text:p>
          </table:table-cell>
          <table:table-cell/>
        </table:table-row>
        <table:table-row table:style-name="ro1">
          <table:table-cell office:value-type="string">
            <text:p>Open UP</text:p>
          </table:table-cell>
          <table:table-cell office:value-type="date" office:date-value="2012-07-09">
            <text:p>09/07/12</text:p>
          </table:table-cell>
          <table:table-cell table:number-columns-repeated="2" office:value-type="time" office:time-value="PT01H40M00S">
            <text:p>01:4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Examen Online parte 1</text:p>
          </table:table-cell>
          <table:table-cell office:value-type="date" office:date-value="2012-07-09">
            <text:p>09/07/12</text:p>
          </table:table-cell>
          <table:table-cell office:value-type="time" office:time-value="PT00H15M00S">
            <text:p>00:15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Examen Online parte 2</text:p>
          </table:table-cell>
          <table:table-cell office:value-type="date" office:date-value="2012-07-09">
            <text:p>09/07/12</text:p>
          </table:table-cell>
          <table:table-cell office:value-type="time" office:time-value="PT00H05M00S">
            <text:p>00:05:00</text:p>
          </table:table-cell>
          <table:table-cell office:value-type="time" office:time-value="PT00H03M00S">
            <text:p>00:03:00</text:p>
          </table:table-cell>
          <table:table-cell/>
        </table:table-row>
        <table:table-row table:style-name="ro1">
          <table:table-cell office:value-type="string">
            <text:p>Examen Online parte 3</text:p>
          </table:table-cell>
          <table:table-cell office:value-type="date" office:date-value="2012-07-11">
            <text:p>11/07/12</text:p>
          </table:table-cell>
          <table:table-cell office:value-type="time" office:time-value="PT00H05M00S">
            <text:p>00:05:00</text:p>
          </table:table-cell>
          <table:table-cell office:value-type="time" office:time-value="PT00H03M00S">
            <text:p>00:03:00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, serif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10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7-16T10:53:32</dc:date>
    <meta:editing-duration>PT37M23S</meta:editing-duration>
    <meta:editing-cycles>15</meta:editing-cycles>
    <meta:generator>LibreOffice/3.4$Linux LibreOffice_project/340m1$Build-402</meta:generator>
    <dc:creator>Juan Yegro</dc:creator>
    <meta:document-statistic meta:table-count="3" meta:cell-count="140" meta:object-count="0"/>
  </office:meta>
</office:document-meta>
</file>